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roman" style:font-pitch="fixed" svg:panose-1="2 2 6 9 4 2 5 8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style:style style:name="P1" style:parent-style-name="Título2" style:master-page-name="MP0" style:family="paragraph">
      <style:paragraph-properties fo:break-before="page"/>
    </style:style>
    <style:style style:name="TableColumn3" style:family="table-column">
      <style:table-column-properties style:column-width="6.6923in" style:use-optimal-column-width="false"/>
    </style:style>
    <style:style style:name="Table2" style:family="table">
      <style:table-properties style:width="6.6923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" style:parent-style-name="PreformattedText" style:family="paragraph">
      <style:text-properties fo:font-size="8pt" style:font-size-asian="8pt" style:font-size-complex="8pt"/>
    </style:style>
    <style:style style:name="P7" style:parent-style-name="PreformattedText" style:family="paragraph">
      <style:text-properties fo:font-size="8pt" style:font-size-asian="8pt" style:font-size-complex="8pt"/>
    </style:style>
    <style:style style:name="P8" style:parent-style-name="PreformattedText" style:family="paragraph">
      <style:text-properties fo:font-size="8pt" style:font-size-asian="8pt" style:font-size-complex="8pt"/>
    </style:style>
    <style:style style:name="P9" style:parent-style-name="PreformattedText" style:family="paragraph">
      <style:text-properties fo:font-size="8pt" style:font-size-asian="8pt" style:font-size-complex="8pt"/>
    </style:style>
    <style:style style:name="P10" style:parent-style-name="PreformattedText" style:family="paragraph">
      <style:text-properties fo:font-size="8pt" style:font-size-asian="8pt" style:font-size-complex="8pt"/>
    </style:style>
    <style:style style:name="P11" style:parent-style-name="PreformattedText" style:family="paragraph">
      <style:text-properties fo:font-size="8pt" style:font-size-asian="8pt" style:font-size-complex="8pt"/>
    </style:style>
    <style:style style:name="P12" style:parent-style-name="PreformattedText" style:family="paragraph">
      <style:text-properties fo:font-size="8pt" style:font-size-asian="8pt" style:font-size-complex="8pt"/>
    </style:style>
    <style:style style:name="P13" style:parent-style-name="PreformattedText" style:family="paragraph">
      <style:text-properties fo:font-size="8pt" style:font-size-asian="8pt" style:font-size-complex="8pt"/>
    </style:style>
    <style:style style:name="P14" style:parent-style-name="PreformattedText" style:family="paragraph">
      <style:text-properties fo:font-size="8pt" style:font-size-asian="8pt" style:font-size-complex="8pt"/>
    </style:style>
    <style:style style:name="P15" style:parent-style-name="PreformattedText" style:family="paragraph">
      <style:text-properties fo:font-size="8pt" style:font-size-asian="8pt" style:font-size-complex="8pt"/>
    </style:style>
    <style:style style:name="P16" style:parent-style-name="PreformattedText" style:family="paragraph">
      <style:text-properties fo:font-size="8pt" style:font-size-asian="8pt" style:font-size-complex="8pt"/>
    </style:style>
    <style:style style:name="P17" style:parent-style-name="PreformattedText" style:family="paragraph">
      <style:text-properties fo:font-size="8pt" style:font-size-asian="8pt" style:font-size-complex="8pt"/>
    </style:style>
    <style:style style:name="P18" style:parent-style-name="PreformattedText" style:family="paragraph">
      <style:text-properties fo:font-size="8pt" style:font-size-asian="8pt" style:font-size-complex="8pt"/>
    </style:style>
    <style:style style:name="P19" style:parent-style-name="PreformattedText" style:family="paragraph">
      <style:text-properties fo:font-size="8pt" style:font-size-asian="8pt" style:font-size-complex="8pt"/>
    </style:style>
    <style:style style:name="P20" style:parent-style-name="PreformattedText" style:family="paragraph">
      <style:text-properties fo:font-size="8pt" style:font-size-asian="8pt" style:font-size-complex="8pt"/>
    </style:style>
    <style:style style:name="P21" style:parent-style-name="PreformattedText" style:family="paragraph">
      <style:text-properties fo:font-size="8pt" style:font-size-asian="8pt" style:font-size-complex="8pt"/>
    </style:style>
    <style:style style:name="P22" style:parent-style-name="PreformattedText" style:family="paragraph">
      <style:text-properties fo:font-size="8pt" style:font-size-asian="8pt" style:font-size-complex="8pt"/>
    </style:style>
    <style:style style:name="P23" style:parent-style-name="PreformattedText" style:family="paragraph">
      <style:text-properties fo:font-size="8pt" style:font-size-asian="8pt" style:font-size-complex="8pt"/>
    </style:style>
    <style:style style:name="P24" style:parent-style-name="PreformattedText" style:family="paragraph">
      <style:text-properties fo:font-size="8pt" style:font-size-asian="8pt" style:font-size-complex="8pt"/>
    </style:style>
    <style:style style:name="P25" style:parent-style-name="PreformattedText" style:family="paragraph">
      <style:text-properties fo:font-size="8pt" style:font-size-asian="8pt" style:font-size-complex="8pt"/>
    </style:style>
    <style:style style:name="P26" style:parent-style-name="PreformattedText" style:family="paragraph">
      <style:text-properties fo:font-size="8pt" style:font-size-asian="8pt" style:font-size-complex="8pt"/>
    </style:style>
    <style:style style:name="P27" style:parent-style-name="PreformattedText" style:family="paragraph">
      <style:text-properties fo:font-size="8pt" style:font-size-asian="8pt" style:font-size-complex="8pt"/>
    </style:style>
    <style:style style:name="P28" style:parent-style-name="PreformattedText" style:family="paragraph">
      <style:text-properties fo:font-size="8pt" style:font-size-asian="8pt" style:font-size-complex="8pt"/>
    </style:style>
    <style:style style:name="P29" style:parent-style-name="PreformattedText" style:family="paragraph">
      <style:text-properties fo:font-size="8pt" style:font-size-asian="8pt" style:font-size-complex="8pt"/>
    </style:style>
    <style:style style:name="P30" style:parent-style-name="PreformattedText" style:family="paragraph">
      <style:text-properties fo:font-size="8pt" style:font-size-asian="8pt" style:font-size-complex="8pt"/>
    </style:style>
    <style:style style:name="P31" style:parent-style-name="PreformattedText" style:family="paragraph">
      <style:text-properties fo:font-size="8pt" style:font-size-asian="8pt" style:font-size-complex="8pt"/>
    </style:style>
    <style:style style:name="P32" style:parent-style-name="PreformattedText" style:family="paragraph">
      <style:text-properties fo:font-size="8pt" style:font-size-asian="8pt" style:font-size-complex="8pt"/>
    </style:style>
    <style:style style:name="P33" style:parent-style-name="PreformattedText" style:family="paragraph">
      <style:text-properties fo:font-size="8pt" style:font-size-asian="8pt" style:font-size-complex="8pt"/>
    </style:style>
    <style:style style:name="P34" style:parent-style-name="PreformattedText" style:family="paragraph">
      <style:text-properties fo:font-size="8pt" style:font-size-asian="8pt" style:font-size-complex="8pt"/>
    </style:style>
    <style:style style:name="P35" style:parent-style-name="PreformattedText" style:family="paragraph">
      <style:paragraph-properties fo:margin-bottom="0.1965in"/>
      <style:text-properties fo:font-size="8pt" style:font-size-asian="8pt" style:font-size-complex="8pt"/>
    </style:style>
    <style:style style:name="P36" style:parent-style-name="TableContents" style:family="paragraph">
      <style:text-properties style:font-name="Courier New" style:font-name-asian="Courier New" style:font-name-complex="Courier New" fo:font-size="10pt" style:font-size-asian="10pt" style:font-size-complex="10pt"/>
    </style:style>
    <style:style style:name="P37" style:parent-style-name="Textbody" style:family="paragraph"/>
    <style:style style:name="T38" style:parent-style-name="Fuentedepárrafopredeter." style:family="text">
      <style:text-properties style:font-name="Courier New" fo:background-color="#FFFF00"/>
    </style:style>
    <style:style style:name="P39" style:parent-style-name="Textbody" style:family="paragraph"/>
    <style:style style:name="T40" style:parent-style-name="Fuentedepárrafopredeter." style:family="text">
      <style:text-properties fo:font-size="12pt" style:font-size-asian="12pt" style:font-size-complex="12pt" fo:background-color="#FFFF00"/>
    </style:style>
    <style:style style:name="P41" style:parent-style-name="Textbody" style:family="paragraph"/>
    <style:style style:name="T42" style:parent-style-name="Fuentedepárrafopredeter." style:family="text">
      <style:text-properties fo:font-size="12pt" style:font-size-asian="12pt" style:font-size-complex="12pt" fo:background-color="#FFFF00"/>
    </style:style>
    <style:style style:name="P43" style:parent-style-name="Textbody" style:family="paragraph"/>
    <style:style style:name="T44" style:parent-style-name="Fuentedepárrafopredeter." style:family="text">
      <style:text-properties fo:font-size="12pt" style:font-size-asian="12pt" style:font-size-complex="12pt" fo:background-color="#FFFF00"/>
    </style:style>
    <style:style style:name="P45" style:parent-style-name="Textbody" style:family="paragraph"/>
    <style:style style:name="T46" style:parent-style-name="Fuentedepárrafopredeter." style:family="text">
      <style:text-properties fo:font-size="12pt" style:font-size-asian="12pt" style:font-size-complex="12pt" fo:background-color="#FFFF00"/>
    </style:style>
    <style:style style:name="T47" style:parent-style-name="Fuentedepárrafopredeter." style:family="text">
      <style:text-properties fo:font-size="12pt" style:font-size-asian="12pt" style:font-size-complex="12pt" fo:background-color="#FFFF00"/>
    </style:style>
    <style:style style:name="P48" style:parent-style-name="Textbody" style:family="paragraph"/>
    <style:style style:name="T49" style:parent-style-name="Fuentedepárrafopredeter." style:family="text">
      <style:text-properties style:font-name="Courier New" fo:background-color="#FFFF00"/>
    </style:style>
    <style:style style:name="P50" style:parent-style-name="Textbody" style:family="paragraph"/>
    <style:style style:name="T51" style:parent-style-name="Fuentedepárrafopredeter." style:family="text">
      <style:text-properties fo:font-size="12pt" style:font-size-asian="12pt" style:font-size-complex="12pt" fo:background-color="#FFFF00"/>
    </style:style>
    <style:style style:name="P52" style:parent-style-name="HorizontalLine" style:family="paragraph">
      <style:text-properties fo:font-size="12pt" style:font-size-asian="12pt" style:font-size-complex="12pt"/>
    </style:style>
  </office:automatic-styles>
  <office:body>
    <office:text text:use-soft-page-breaks="true">
      <text:h text:style-name="P1" text:outline-level="2">BOLETÍN 30</text:h>
      <text:p text:style-name="Textbody">Dado el siguiente documento XML, escribe las expresiones XPath que devuelvan la respuesta deseada.</text:p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P6">&lt;?xml version="1.0"<text:s/>encoding="UTF-8"?&gt;</text:p>
            <text:p text:style-name="P7">&lt;centro&gt;</text:p>
            <text:p text:style-name="P8"><text:s text:c="2"/>&lt;modulos&gt;</text:p>
            <text:p text:style-name="P9"><text:s text:c="4"/>&lt;modulo id="0228"&gt;</text:p>
            <text:p text:style-name="P10"><text:s text:c="6"/>&lt;nombre&gt;Aplicaciones web&lt;/nombre&gt;</text:p>
            <text:p text:style-name="P11"><text:s text:c="6"/>&lt;curso&gt;2&lt;/curso&gt;</text:p>
            <text:p text:style-name="P12"><text:s text:c="6"/>&lt;horasSemanales&gt;4&lt;/horasSemanales&gt;</text:p>
            <text:p text:style-name="P13"><text:s text:c="6"/>&lt;ciclo&gt;SMR&lt;/ciclo&gt;</text:p>
            <text:p text:style-name="P14"><text:s text:c="4"/>&lt;/modulo&gt;</text:p>
            <text:p text:style-name="P15"><text:s text:c="4"/>&lt;modulo id="0372"&gt;</text:p>
            <text:p text:style-name="P16"><text:s text:c="6"/>&lt;nombre&gt;Gestión de bases de datos&lt;/nombre&gt;</text:p>
            <text:p text:style-name="P17"><text:s text:c="6"/>&lt;curso&gt;1&lt;/curso&gt;</text:p>
            <text:p text:style-name="P18"><text:s text:c="6"/>&lt;horasSemanales&gt;5&lt;/horasSemanales&gt;</text:p>
            <text:p text:style-name="P19"><text:s text:c="6"/>&lt;ciclo&gt;ASIR&lt;/ciclo&gt;</text:p>
            <text:p text:style-name="P20"><text:s text:c="4"/>&lt;/modulo&gt;</text:p>
            <text:p text:style-name="P21"><text:s text:c="4"/>&lt;modulo id="0373"&gt;</text:p>
            <text:p text:style-name="P22"><text:s text:c="6"/>&lt;nombre&gt;Lenguajes de marcas y sistemas de gestión de información&lt;/nombre&gt;</text:p>
            <text:p text:style-name="P23"><text:s text:c="6"/>&lt;curso&gt;1&lt;/curso&gt;</text:p>
            <text:p text:style-name="P24"><text:s text:c="6"/>&lt;horasSemanales&gt;3&lt;/horasSemanales&gt;</text:p>
            <text:p text:style-name="P25"><text:s text:c="6"/>&lt;ciclo&gt;ASIR&lt;/ciclo&gt;</text:p>
            <text:p text:style-name="P26"><text:s text:c="6"/>&lt;ciclo&gt;DAW&lt;/ciclo&gt;</text:p>
            <text:p text:style-name="P27"><text:s text:c="4"/>&lt;/modulo&gt;</text:p>
            <text:p text:style-name="P28"><text:s text:c="4"/>&lt;modulo id="0376"&gt;</text:p>
            <text:p text:style-name="P29"><text:s text:c="6"/>&lt;nombre&gt;Implantación de aplicaciones web&lt;/nombre&gt;</text:p>
            <text:p text:style-name="P30"><text:s text:c="6"/>&lt;curso&gt;2&lt;/curso&gt;</text:p>
            <text:p text:style-name="P31"><text:s text:c="6"/>&lt;horasSemanales&gt;5&lt;/horasSemanales&gt;</text:p>
            <text:p text:style-name="P32"><text:s text:c="6"/>&lt;ciclo&gt;ASIR&lt;/ciclo&gt;</text:p>
            <text:p text:style-name="P33"><text:s text:c="4"/>&lt;/modulo&gt;</text:p>
            <text:p text:style-name="P34"><text:s text:c="2"/>&lt;/modulos&gt;</text:p>
            <text:p text:style-name="P35">&lt;/centro&gt;</text:p>
            <text:p text:style-name="P36"/>
          </table:table-cell>
        </table:table-row>
      </table:table>
      <text:p text:style-name="PreformattedText"/>
      <text:list text:style-name="LFO1" text:continue-numbering="true">
        <text:list-item>
          <text:p text:style-name="P37">Nombre de los módulos que se imparten en el Colegio.</text:p>
        </text:list-item>
      </text:list>
      <text:p text:style-name="Textbody"><text:span text:style-name="T38">//modulo/nombre</text:span></text:p>
      <text:list text:style-name="LFO1" text:continue-numbering="true">
        <text:list-item>
          <text:p text:style-name="P39">Nombre de los módulos del ciclo ASIR sin etiquetas.</text:p>
        </text:list-item>
      </text:list>
      <text:p text:style-name="PreformattedText"><text:span text:style-name="T40">//modulo[ciclo=”ASIR”]/nombre/text()</text:span></text:p>
      <text:list text:style-name="LFO1" text:continue-numbering="true">
        <text:list-item>
          <text:p text:style-name="P41">Nombre de los módulos que se imparten<text:s/>en el <text:s/>primer curso de cualquier ciclo:</text:p>
        </text:list-item>
      </text:list>
      <text:p text:style-name="PreformattedText"><text:span text:style-name="T42">//modulo[curso=1]/nombre</text:span></text:p>
      <text:list text:style-name="LFO1" text:continue-numbering="true">
        <text:list-item>
          <text:p text:style-name="P43">Nombre de los módulos de menos de 5 horas semanales:</text:p>
        </text:list-item>
      </text:list>
      <text:p text:style-name="PreformattedText"><text:span text:style-name="T44">//modulo[horasSemanales&lt;5]/nombre</text:span></text:p>
      <text:list text:style-name="LFO1" text:continue-numbering="true">
        <text:list-item>
          <text:p text:style-name="P45">Nombre de los módulos que se imparten en el <text:s/>segundo <text:s/>curso de <text:s/>ASIR.</text:p>
        </text:list-item>
      </text:list>
      <text:p text:style-name="PreformattedText"><text:span text:style-name="T46">//modulo[curso=2 and ciclo=”ASIR”]</text:span><text:span text:style-name="T47">/nombre</text:span></text:p>
      <text:list text:style-name="LFO1" text:continue-numbering="true">
        <text:list-item>
          <text:p text:style-name="P48">Nombre <text:s/>y horas semanales de los módulos de más de 3 horas semanales.</text:p>
        </text:list-item>
      </text:list>
      <text:p text:style-name="Textbody"><text:span text:style-name="T49">//modulo[horasSemanales&gt;3]/horasSemanales | //modulo[horasSemanales&gt;3]/nombre</text:span></text:p>
      <text:list text:style-name="LFO1" text:continue-numbering="true">
        <text:list-item>
          <text:p text:style-name="P50">Código id, <text:s/>nombre módulo y ciclo sin etiquetas.</text:p>
        </text:list-item>
      </text:list>
      <text:p text:style-name="PreformattedText"><text:span text:style-name="T51">//@id | //nombre/text() | //ciclo/text()</text:span></text:p>
      <text:p text:style-name="P5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roman" style:font-pitch="fixed" svg:panose-1="2 2 6 9 4 2 5 8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en" style:country-complex="US" style:text-combine="none" fo:hyphenate="true"/>
    </style:default-style>
    <style:style style:name="Título2" style:display-name="Título 2" style:family="paragraph" style:parent-style-name="Heading" style:next-style-name="Textbody" style:default-outline-level="2">
      <style:text-properties style:font-name="Times New Roman" style:font-name-asian="Arial Unicode MS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fo:font-size="14pt" style:font-size-asian="14pt" style:font-size-complex="14pt" fo:hyphenate="false"/>
    </style:style>
    <style:style style:name="Lista" style:display-name="Lista" style:family="paragraph" style:parent-style-name="Textbody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Windar</meta:initial-creator>
    <dc:creator>Windar</dc:creator>
    <meta:creation-date>2023-03-20T19:42:00Z</meta:creation-date>
    <dc:date>2023-03-20T19:42:00Z</dc:date>
    <meta:template xlink:href="Normal.dotm" xlink:type="simple"/>
    <meta:editing-cycles>2</meta:editing-cycles>
    <meta:editing-duration>PT60S</meta:editing-duration>
    <meta:user-defined meta:name="Info 1"/>
    <meta:user-defined meta:name="Info 2"/>
    <meta:user-defined meta:name="Info 3"/>
    <meta:user-defined meta:name="Info 4"/>
    <meta:document-statistic meta:page-count="1" meta:paragraph-count="3" meta:word-count="254" meta:character-count="1649" meta:row-count="11" meta:non-whitespace-character-count="1398"/>
  </office:meta>
</office:document-meta>
</file>